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Roman 12" svg:font-family="'LM Roman 12'" style:font-pitch="variable"/>
    <style:font-face style:name="LM Roman 121" svg:font-family="'LM Roman 12'" style:font-adornments="12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04cm" fo:min-width="0.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  <style:paragraph-properties style:writing-mode="lr-tb"/>
    </style:style>
    <style:style style:name="gr3" style:family="graphic" style:parent-style-name="objectwithoutfill">
      <style:graphic-properties svg:stroke-width="0.305cm" svg:stroke-color="#000000" draw:marker-start-width="0.66cm" draw:marker-end-width="0.66cm" draw:fill="solid" draw:textarea-vertical-align="middle" fo:padding-top="0.279cm" fo:padding-bottom="0.279cm" fo:padding-left="0.404cm" fo:padding-right="0.404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3.362cm" fo:min-width="0cm"/>
    </style:style>
    <style:style style:name="gr6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Fine_20_Dashed"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M Roman 12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M Roman 12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254cm" svg:x="6.08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7.35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8.62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9.89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1.1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2.43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4.97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6.24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254cm" svg:x="17.51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88cm" svg:height="1.144cm" svg:x="5.699cm" svg:y="6.08cm">
          <draw:text-box>
            <text:p><text:span text:style-name="T1">0</text:span></text:p>
          </draw:text-box>
        </draw:frame>
        <draw:frame draw:style-name="gr2" draw:text-style-name="P2" draw:layer="layout" svg:width="0.688cm" svg:height="1.144cm" svg:x="6.916cm" svg:y="6.08cm">
          <draw:text-box>
            <text:p><text:span text:style-name="T1">1</text:span></text:p>
          </draw:text-box>
        </draw:frame>
        <draw:frame draw:style-name="gr2" draw:text-style-name="P2" draw:layer="layout" svg:width="0.688cm" svg:height="1.144cm" svg:x="8.239cm" svg:y="6.079cm">
          <draw:text-box>
            <text:p><text:span text:style-name="T1">2</text:span></text:p>
          </draw:text-box>
        </draw:frame>
        <draw:frame draw:style-name="gr2" draw:text-style-name="P2" draw:layer="layout" svg:width="0.653cm" svg:height="1.144cm" svg:x="9.491cm" svg:y="6.08cm">
          <draw:text-box>
            <text:p><text:span text:style-name="T1">3</text:span></text:p>
          </draw:text-box>
        </draw:frame>
        <draw:frame draw:style-name="gr2" draw:text-style-name="P2" draw:layer="layout" svg:width="0.688cm" svg:height="1.144cm" svg:x="10.779cm" svg:y="6.08cm">
          <draw:text-box>
            <text:p><text:span text:style-name="T1">4</text:span></text:p>
          </draw:text-box>
        </draw:frame>
        <draw:frame draw:style-name="gr2" draw:text-style-name="P2" draw:layer="layout" svg:width="0.688cm" svg:height="1.144cm" svg:x="12.049cm" svg:y="6.08cm">
          <draw:text-box>
            <text:p><text:span text:style-name="T1">5</text:span></text:p>
          </draw:text-box>
        </draw:frame>
        <draw:frame draw:style-name="gr2" draw:text-style-name="P2" draw:layer="layout" svg:width="0.688cm" svg:height="1.144cm" svg:x="13.319cm" svg:y="6.08cm">
          <draw:text-box>
            <text:p><text:span text:style-name="T1">6</text:span></text:p>
          </draw:text-box>
        </draw:frame>
        <draw:frame draw:style-name="gr2" draw:text-style-name="P2" draw:layer="layout" svg:width="0.688cm" svg:height="1.144cm" svg:x="14.589cm" svg:y="6.08cm">
          <draw:text-box>
            <text:p><text:span text:style-name="T1">7</text:span></text:p>
          </draw:text-box>
        </draw:frame>
        <draw:frame draw:style-name="gr2" draw:text-style-name="P2" draw:layer="layout" svg:width="0.688cm" svg:height="1.144cm" svg:x="15.859cm" svg:y="6.08cm">
          <draw:text-box>
            <text:p><text:span text:style-name="T1">8</text:span></text:p>
          </draw:text-box>
        </draw:frame>
        <draw:frame draw:style-name="gr2" draw:text-style-name="P2" draw:layer="layout" svg:width="0.688cm" svg:height="1.144cm" svg:x="17.076cm" svg:y="6.079cm">
          <draw:text-box>
            <text:p><text:span text:style-name="T1">9</text:span></text:p>
          </draw:text-box>
        </draw:frame>
        <draw:frame draw:style-name="gr2" draw:text-style-name="P2" draw:layer="layout" svg:width="1.143cm" svg:height="1.144cm" svg:x="18.399cm" svg:y="6.079cm">
          <draw:text-box>
            <text:p><text:span text:style-name="T1">10</text:span></text:p>
          </draw:text-box>
        </draw:frame>
        <draw:line draw:style-name="gr3" draw:text-style-name="P3" draw:layer="layout" svg:x1="6.08cm" svg:y1="7.604cm" svg:x2="8.62cm" svg:y2="7.604cm">
          <text:p/>
        </draw:line>
        <draw:line draw:style-name="gr4" draw:text-style-name="P3" draw:layer="layout" svg:x1="6.08cm" svg:y1="7.985cm" svg:x2="6.08cm" svg:y2="7.096cm">
          <text:p/>
        </draw:line>
        <draw:line draw:style-name="gr4" draw:text-style-name="P3" draw:layer="layout" svg:x1="8.62cm" svg:y1="7.985cm" svg:x2="8.62cm" svg:y2="7.096cm">
          <text:p/>
        </draw:line>
        <draw:line draw:style-name="gr4" draw:text-style-name="P3" draw:layer="layout" svg:x1="16.24cm" svg:y1="7.985cm" svg:x2="16.24cm" svg:y2="7.096cm">
          <text:p/>
        </draw:line>
        <draw:line draw:style-name="gr4" draw:text-style-name="P3" draw:layer="layout" svg:x1="18.78cm" svg:y1="7.985cm" svg:x2="18.78cm" svg:y2="7.096cm">
          <text:p/>
        </draw:line>
        <draw:line draw:style-name="gr4" draw:text-style-name="P3" draw:layer="layout" svg:x1="12.43cm" svg:y1="7.604cm" svg:x2="12.43cm" svg:y2="7.985cm">
          <text:p/>
        </draw:line>
        <draw:custom-shape draw:style-name="gr5" draw:text-style-name="P4" xml:id="id1" draw:id="id1" draw:layer="layout" svg:width="0.508cm" svg:height="3.81cm" draw:transform="rotate (-1.5707963267949) translate (12.43cm 7.9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xml:id="id2" draw:id="id2" draw:layer="layout" svg:width="0.508cm" svg:height="3.81cm" draw:transform="rotate (-1.5707963267949) translate (16.24cm 7.9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" draw:text-style-name="P3" draw:layer="layout" draw:type="curve" svg:x1="7.399cm" svg:y1="7.969cm" svg:x2="10.525cm" svg:y2="8.493cm" draw:end-shape="id1" draw:end-glue-point="6" svg:d="M7399 7969c0 1539 3126 1277 3126 524" svg:viewBox="0 0 3127 1125">
          <text:p/>
        </draw:connector>
        <draw:connector draw:style-name="gr6" draw:text-style-name="P3" draw:layer="layout" draw:type="curve" svg:x1="17.538cm" svg:y1="7.969cm" svg:x2="14.335cm" svg:y2="8.493cm" draw:end-shape="id2" draw:end-glue-point="6" svg:d="M17538 7969c0 1539-3203 1277-3203 524" svg:viewBox="0 0 3204 1125">
          <text:p/>
        </draw:connector>
        <draw:line draw:style-name="gr3" draw:text-style-name="P3" draw:layer="layout" svg:x1="16.24cm" svg:y1="7.604cm" svg:x2="18.78cm" svg:y2="7.604cm">
          <text:p/>
        </draw:line>
        <draw:line draw:style-name="gr7" draw:text-style-name="P3" draw:layer="layout" svg:x1="9.001cm" svg:y1="7.604cm" svg:x2="15.859cm" svg:y2="7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Roman 12" svg:font-family="'LM Roman 12'" style:font-pitch="variable"/>
    <style:font-face style:name="LM Roman 121" svg:font-family="'LM Roman 12'" style:font-adornments="12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03cm" draw:marker-end-width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6T18:57:19.624104839</meta:creation-date>
    <dc:date>2020-02-07T19:03:10.554543179</dc:date>
    <meta:editing-duration>PT1H55S</meta:editing-duration>
    <meta:editing-cycles>13</meta:editing-cycles>
    <meta:generator>LibreOffice/6.3.4.2$Linux_X86_64 LibreOffice_project/30$Build-2</meta:generator>
    <meta:document-statistic meta:object-count="33"/>
  </office:meta>
</office:document-meta>
</file>